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500000105EB1FA211.png" manifest:media-type="image/png"/>
  <manifest:file-entry manifest:full-path="Pictures/100000010000013E000001067BC22217.png" manifest:media-type="image/png"/>
  <manifest:file-entry manifest:full-path="Pictures/100000010000013F000001066E42519E.png" manifest:media-type="image/png"/>
  <manifest:file-entry manifest:full-path="Pictures/10000001000001420000010366413A93.png" manifest:media-type="image/png"/>
  <manifest:file-entry manifest:full-path="Pictures/100000010000013F000001032A48B7A0.png" manifest:media-type="image/png"/>
  <manifest:file-entry manifest:full-path="Pictures/100000010000014600000106D3FD8890.png" manifest:media-type="image/png"/>
  <manifest:file-entry manifest:full-path="Pictures/100000010000014100000105275C1260.png" manifest:media-type="image/png"/>
  <manifest:file-entry manifest:full-path="Pictures/100000010000013D000001038C1552A0.png" manifest:media-type="image/png"/>
  <manifest:file-entry manifest:full-path="Pictures/100000010000013D0000010297F56FE3.png" manifest:media-type="image/png"/>
  <manifest:file-entry manifest:full-path="Pictures/10000001000001410000010426F8739A.png" manifest:media-type="image/png"/>
  <manifest:file-entry manifest:full-path="Pictures/100000010000013E00000106614136CF.png" manifest:media-type="image/png"/>
  <manifest:file-entry manifest:full-path="Pictures/100000010000013E00000101582010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2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63cm" svg:height="5.821cm" svg:x="6.662cm" svg:y="3.6cm">
          <draw:image xlink:href="Pictures/100000010000014500000105EB1FA211.png" xlink:type="simple" xlink:show="embed" xlink:actuate="onLoad" draw:mime-type="image/png">
            <text:p/>
          </draw:image>
        </draw:frame>
        <draw:frame draw:style-name="gr2" draw:text-style-name="P1" draw:layer="layout" svg:width="7.305cm" svg:height="5.582cm" svg:x="0.655cm" svg:y="3.839cm">
          <draw:image xlink:href="Pictures/100000010000013F000001066E42519E.png" xlink:type="simple" xlink:show="embed" xlink:actuate="onLoad" draw:mime-type="image/png">
            <text:p/>
          </draw:image>
        </draw:frame>
        <draw:frame draw:style-name="gr1" draw:text-style-name="P1" draw:layer="layout" svg:width="7.392cm" svg:height="5.761cm" svg:x="12.894cm" svg:y="3.8cm">
          <draw:image xlink:href="Pictures/10000001000001420000010366413A93.png" xlink:type="simple" xlink:show="embed" xlink:actuate="onLoad" draw:mime-type="image/png">
            <text:p/>
          </draw:image>
        </draw:frame>
        <draw:frame draw:style-name="gr1" draw:text-style-name="P1" draw:layer="layout" svg:width="7.297cm" svg:height="5.832cm" svg:x="6.793cm" svg:y="9.813cm">
          <draw:image xlink:href="Pictures/100000010000013E000001067BC22217.png" xlink:type="simple" xlink:show="embed" xlink:actuate="onLoad" draw:mime-type="image/png">
            <text:p/>
          </draw:image>
        </draw:frame>
        <draw:frame draw:style-name="gr1" draw:text-style-name="P1" draw:layer="layout" svg:width="7.305cm" svg:height="5.777cm" svg:x="0.903cm" svg:y="9.868cm">
          <draw:image xlink:href="Pictures/100000010000013F000001032A48B7A0.png" xlink:type="simple" xlink:show="embed" xlink:actuate="onLoad" draw:mime-type="image/png">
            <text:p/>
          </draw:image>
        </draw:frame>
        <draw:frame draw:style-name="gr1" draw:text-style-name="P1" draw:layer="layout" svg:width="7.484cm" svg:height="5.832cm" svg:x="13.016cm" svg:y="9.813cm">
          <draw:image xlink:href="Pictures/100000010000014600000106D3FD8890.png" xlink:type="simple" xlink:show="embed" xlink:actuate="onLoad" draw:mime-type="image/png">
            <text:p/>
          </draw:image>
        </draw:frame>
        <draw:frame draw:style-name="gr1" draw:text-style-name="P1" draw:layer="layout" svg:width="7.36cm" svg:height="5.818cm" svg:x="0.613cm" svg:y="16.152cm">
          <draw:image xlink:href="Pictures/100000010000014100000105275C1260.png" xlink:type="simple" xlink:show="embed" xlink:actuate="onLoad" draw:mime-type="image/png">
            <text:p/>
          </draw:image>
        </draw:frame>
        <draw:frame draw:style-name="gr1" draw:text-style-name="P1" draw:layer="layout" svg:width="7.297cm" svg:height="5.761cm" svg:x="12.937cm" svg:y="16.209cm">
          <draw:image xlink:href="Pictures/100000010000013D000001038C1552A0.png" xlink:type="simple" xlink:show="embed" xlink:actuate="onLoad" draw:mime-type="image/png">
            <text:p/>
          </draw:image>
        </draw:frame>
        <draw:frame draw:style-name="gr1" draw:text-style-name="P1" draw:layer="layout" svg:width="7.277cm" svg:height="5.749cm" svg:x="6.844cm" svg:y="16.221cm">
          <draw:image xlink:href="Pictures/100000010000013D0000010297F56FE3.png" xlink:type="simple" xlink:show="embed" xlink:actuate="onLoad" draw:mime-type="image/png">
            <text:p/>
          </draw:image>
        </draw:frame>
        <draw:frame draw:style-name="gr1" draw:text-style-name="P1" draw:layer="layout" svg:width="7.363cm" svg:height="5.79cm" svg:x="0.61cm" svg:y="22.375cm">
          <draw:image xlink:href="Pictures/10000001000001410000010426F8739A.png" xlink:type="simple" xlink:show="embed" xlink:actuate="onLoad" draw:mime-type="image/png">
            <text:p/>
          </draw:image>
        </draw:frame>
        <draw:frame draw:style-name="gr1" draw:text-style-name="P1" draw:layer="layout" svg:width="7.31cm" svg:height="5.744cm" svg:x="12.697cm" svg:y="22.656cm">
          <draw:image xlink:href="Pictures/100000010000013E000001015820106E.png" xlink:type="simple" xlink:show="embed" xlink:actuate="onLoad" draw:mime-type="image/png">
            <text:p/>
          </draw:image>
        </draw:frame>
        <draw:frame draw:style-name="gr1" draw:text-style-name="P1" draw:layer="layout" svg:width="7.31cm" svg:height="5.846cm" svg:x="6.793cm" svg:y="22.554cm">
          <draw:image xlink:href="Pictures/100000010000013E00000106614136CF.png" xlink:type="simple" xlink:show="embed" xlink:actuate="onLoad" draw:mime-type="image/png">
            <text:p/>
          </draw:image>
        </draw:frame>
        <draw:frame draw:style-name="gr3" draw:text-style-name="P3" draw:layer="layout" svg:width="10.75cm" svg:height="1.352cm" svg:x="5.125cm" svg:y="1.25cm">
          <draw:text-box>
            <text:p text:style-name="P2"><text:span text:style-name="T1">Coque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5T21:59:27.887000000</meta:creation-date>
    <dc:date>2024-10-15T22:06:54.798000000</dc:date>
    <meta:editing-duration>PT7M27S</meta:editing-duration>
    <meta:editing-cycles>1</meta:editing-cycles>
    <meta:generator>LibreOffice/24.8.2.1$Windows_X86_64 LibreOffice_project/0f794b6e29741098670a3b95d60478a65d05ef13</meta:generator>
    <meta:document-statistic meta:object-count="13"/>
  </office:meta>
</office:document-meta>
</file>